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Khmer OS System" svg:font-family="'Khmer OS System'" style:font-family-generic="system" style:font-pitch="variable"/>
    <style:font-face style:name="NanumGothic" svg:font-family="NanumGothic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9.857cm" svg:height="16.423cm" svg:x="6.86cm" svg:y="0.093cm">
            <draw:object draw:notify-on-update-of-ranges="Sheet1.A2:Sheet1.A16 Sheet1.B1:Sheet1.B1 Sheet1.B2:Sheet1.B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9.857cm" svg:height="16.423cm" svg:x="6.774cm" svg:y="17.763cm">
            <draw:object draw:notify-on-update-of-ranges="Sheet1.A2:Sheet1.A16 Sheet1.C1:Sheet1.C1 Sheet1.C2:Sheet1.C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>
            <text:p>Time (min)</text:p>
          </table:table-cell>
          <table:table-cell office:value-type="string">
            <text:p>Storm A</text:p>
          </table:table-cell>
          <table:table-cell office:value-type="string">
            <text:p>Storm B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7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table:number-columns-repeated="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7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5">
            <text:p>5</text:p>
          </table:table-cell>
          <table:table-cell table:number-columns-repeated="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table:formula="of:=SUM([.B2:.B16])" office:value-type="float" office:value="52">
            <text:p>52</text:p>
          </table:table-cell>
          <table:table-cell table:formula="of:=SUM([.C2:.C16])" office:value-type="float" office:value="52">
            <text:p>52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ABS([.B2]-[.B3])" office:value-type="float" office:value="1">
            <text:p>1</text:p>
          </table:table-cell>
          <table:table-cell table:formula="of:=ABS([.C2]-[.C3])" office:value-type="float" office:value="2">
            <text:p>2</text:p>
          </table:table-cell>
          <table:table-cell table:number-columns-repeated="17"/>
        </table:table-row>
        <table:table-row table:style-name="ro1">
          <table:table-cell/>
          <table:table-cell table:formula="of:=ABS([.B3]-[.B4])" office:value-type="float" office:value="4">
            <text:p>4</text:p>
          </table:table-cell>
          <table:table-cell table:formula="of:=ABS([.C3]-[.C4])"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table:formula="of:=ABS([.B4]-[.B5])" office:value-type="float" office:value="7">
            <text:p>7</text:p>
          </table:table-cell>
          <table:table-cell table:formula="of:=ABS([.C4]-[.C5])" office:value-type="float" office:value="2">
            <text:p>2</text:p>
          </table:table-cell>
          <table:table-cell table:number-columns-repeated="17"/>
        </table:table-row>
        <table:table-row table:style-name="ro1">
          <table:table-cell/>
          <table:table-cell table:formula="of:=ABS([.B5]-[.B6])" office:value-type="float" office:value="9">
            <text:p>9</text:p>
          </table:table-cell>
          <table:table-cell table:formula="of:=ABS([.C5]-[.C6])" office:value-type="float" office:value="2">
            <text:p>2</text:p>
          </table:table-cell>
          <table:table-cell table:number-columns-repeated="17"/>
        </table:table-row>
        <table:table-row table:style-name="ro1">
          <table:table-cell/>
          <table:table-cell table:formula="of:=ABS([.B6]-[.B7])" office:value-type="float" office:value="2">
            <text:p>2</text:p>
          </table:table-cell>
          <table:table-cell table:formula="of:=ABS([.C6]-[.C7])" office:value-type="float" office:value="3">
            <text:p>3</text:p>
          </table:table-cell>
          <table:table-cell table:number-columns-repeated="17"/>
        </table:table-row>
        <table:table-row table:style-name="ro1">
          <table:table-cell/>
          <table:table-cell table:formula="of:=ABS([.B7]-[.B8])" office:value-type="float" office:value="3">
            <text:p>3</text:p>
          </table:table-cell>
          <table:table-cell table:formula="of:=ABS([.C7]-[.C8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ABS([.B8]-[.B9])" office:value-type="float" office:value="2">
            <text:p>2</text:p>
          </table:table-cell>
          <table:table-cell table:formula="of:=ABS([.C8]-[.C9])" office:value-type="float" office:value="4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ABS([.C9]-[.C10])" office:value-type="float" office:value="3">
            <text:p>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ABS([.C10]-[.C11])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ABS([.C11]-[.C12])" office:value-type="float" office:value="2">
            <text:p>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ABS([.C12]-[.C13])" office:value-type="float" office:value="2">
            <text:p>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ABS([.C13]-[.C14])" office:value-type="float" office:value="3">
            <text:p>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ABS([.C14]-[.C15])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ABS([.C15]-[.C16])" office:value-type="float" office:value="2">
            <text:p>2</text:p>
          </table:table-cell>
          <table:table-cell table:number-columns-repeated="17"/>
        </table:table-row>
        <table:table-row table:style-name="ro1">
          <table:table-cell/>
          <table:table-cell table:formula="of:=SUM([.B19:.B25])/7" office:value-type="float" office:value="4">
            <text:p>4</text:p>
          </table:table-cell>
          <table:table-cell table:formula="of:=SUM([.C19:.C32])/14" office:value-type="float" office:value="2">
            <text:p>2</text:p>
          </table:table-cell>
          <table:table-cell table:number-columns-repeated="17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5"/>
          <table:table-cell table:style-name="ce1"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Khmer OS System" svg:font-family="'Khmer OS System'" style:font-family-generic="system" style:font-pitch="variable"/>
    <style:font-face style:name="NanumGothic" svg:font-family="NanumGothic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ko" style:country-asian="KR" style:font-name-complex="Tahoma" style:language-complex="km" style:country-complex="KH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ko" style:country-asian="KR" style:font-size-complex="24pt" style:language-complex="km" style:country-complex="K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0" number:min-integer-digits="0"/>
    </number:number-style>
    <style:style style:name="Default" style:family="table-cell">
      <style:text-properties style:font-name-asian="NanumGothic" style:font-name-complex="Khmer OS System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Choi</meta:initial-creator>
    <meta:creation-date>2012-03-07T16:12:13</meta:creation-date>
    <dc:date>2012-03-23T17:48:18</dc:date>
    <dc:creator>Daniel Choi</dc:creator>
    <meta:editing-duration>PT36M52S</meta:editing-duration>
    <meta:editing-cycles>3</meta:editing-cycles>
    <meta:generator>LibreOffice/3.5$Linux_X86_64 LibreOffice_project/350m1$Build-102</meta:generator>
    <meta:document-statistic meta:table-count="3" meta:cell-count="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Myriad Pro'" style:font-style-name="Regular" fo:font-size="18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family="'Myriad Pro'" style:font-style-name="Regular" fo:font-size="16pt" style:font-size-asian="10pt" style:font-size-complex="10pt"/>
    </style:style>
    <style:style style:name="ch5" style:family="chart">
      <style:chart-properties chart:auto-position="true" style:rotation-angle="0"/>
      <style:text-properties fo:font-family="'Myriad Pro'" style:font-style-name="Regular" fo:font-size="18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text-properties fo:font-family="'Myriad Pro'" style:font-style-name="Regular" fo:font-size="16pt" style:font-size-asian="10pt" style:font-size-complex="10pt"/>
    </style:style>
    <style:style style:name="ch7" style:family="chart">
      <style:chart-properties style:rotation-angle="90"/>
      <style:text-properties fo:font-family="'Myriad Pro'" style:font-style-name="Regular" fo:font-size="18pt" style:font-size-asian="9pt" style:font-size-complex="9pt"/>
    </style:style>
    <style:style style:name="ch8" style:family="chart" style:data-style-name="N0">
      <style:graphic-properties draw:stroke="none" draw:fill-color="#000000" draw:fill-hatch-name="Black_20_45_20_Degrees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58cm" svg:height="16.424cm" xlink:href=".." xlink:type="simple" chart:class="chart:bar" chart:style-name="ch1">
        <chart:legend svg:x="12.759cm" svg:y="2.423cm" style:legend-expansion="custom" chartooo:width="4.874cm" chartooo:height="2.061cm" style:legend-expansion-aspect-ratio="2.36487142163998" chart:style-name="ch2"/>
        <chart:plot-area chart:style-name="ch3" table:cell-range-address="Sheet1.A1:Sheet1.B16" chart:data-source-has-labels="both" svg:x="1.614cm" svg:y="1.598cm" svg:width="16.272cm" svg:height="12.453cm">
          <chartooo:coordinate-region svg:x="2.456cm" svg:y="1.939cm" svg:width="15.43cm" svg:height="11.182cm"/>
          <chart:axis chart:dimension="x" chart:name="primary-x" chart:style-name="ch4" chartooo:axis-type="auto">
            <chartooo:date-scale/>
            <chart:title svg:x="8.203cm" svg:y="14.38cm" chart:style-name="ch5">
              <text:p>Time (min)</text:p>
            </chart:title>
            <chart:categories table:cell-range-address="Sheet1.A2:Sheet1.A16"/>
          </chart:axis>
          <chart:axis chart:dimension="y" chart:name="primary-y" chart:style-name="ch6">
            <chart:title svg:x="0.338cm" svg:y="9.709cm" chart:style-name="ch7">
              <text:p>Rainfall (mm)</text:p>
            </chart:title>
          </chart:axis>
          <chart:series chart:style-name="ch8" chart:values-cell-range-address="Sheet1.B2:Sheet1.B16" chart:label-cell-address="Sheet1.B1:Sheet1.B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m 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6</svg:desc>
                </draw:g>
              </table:table-cell>
              <table:table-cell office:value-type="float" office:value="3">
                <text:p>3</text:p>
                <draw:g>
                  <svg:desc>Sheet1.B2:Sheet1.B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Myriad Pro'" style:font-style-name="Regular" fo:font-size="18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family="'Myriad Pro'" style:font-style-name="Regular" fo:font-size="16pt" style:font-size-asian="10pt" style:font-size-complex="10pt"/>
    </style:style>
    <style:style style:name="ch5" style:family="chart">
      <style:chart-properties chart:auto-position="true" style:rotation-angle="0"/>
      <style:text-properties fo:font-family="'Myriad Pro'" style:font-style-name="Regular" fo:font-size="18pt" style:font-size-asian="9pt" style:font-size-complex="9pt"/>
    </style:style>
    <style:style style:name="ch6" style:family="chart" style:data-style-name="N0">
      <style:chart-properties chart:display-label="true" chart:logarithmic="false" chart:maximum="16" chart:reverse-direction="false" text:line-break="false" chart:axis-position="0"/>
      <style:text-properties fo:font-family="'Myriad Pro'" style:font-style-name="Regular" fo:font-size="16pt" style:font-size-asian="10pt" style:font-size-complex="10pt"/>
    </style:style>
    <style:style style:name="ch7" style:family="chart">
      <style:chart-properties style:rotation-angle="90"/>
      <style:text-properties fo:font-family="'Myriad Pro'" style:font-style-name="Regular" fo:font-size="18pt" style:font-size-asian="9pt" style:font-size-complex="9pt"/>
    </style:style>
    <style:style style:name="ch8" style:family="chart" style:data-style-name="N0">
      <style:graphic-properties draw:stroke="none" draw:fill-color="#000000" draw:fill-hatch-name="Black_20_-45_20_Degrees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58cm" svg:height="16.424cm" xlink:href=".." xlink:type="simple" chart:class="chart:bar" chart:style-name="ch1">
        <chart:legend svg:x="12.759cm" svg:y="2.423cm" style:legend-expansion="custom" chartooo:width="4.874cm" chartooo:height="2.061cm" style:legend-expansion-aspect-ratio="2.36487142163998" chart:style-name="ch2"/>
        <chart:plot-area chart:style-name="ch3" table:cell-range-address="Sheet1.A2:Sheet1.A16 Sheet1.C1:Sheet1.C16" chart:data-source-has-labels="both" svg:x="1.614cm" svg:y="1.598cm" svg:width="16.272cm" svg:height="12.453cm">
          <chartooo:coordinate-region svg:x="2.456cm" svg:y="1.939cm" svg:width="15.43cm" svg:height="11.182cm"/>
          <chart:axis chart:dimension="x" chart:name="primary-x" chart:style-name="ch4" chartooo:axis-type="auto">
            <chartooo:date-scale/>
            <chart:title svg:x="8.203cm" svg:y="14.38cm" chart:style-name="ch5">
              <text:p>Time (min)</text:p>
            </chart:title>
            <chart:categories table:cell-range-address="Sheet1.A2:Sheet1.A16"/>
          </chart:axis>
          <chart:axis chart:dimension="y" chart:name="primary-y" chart:style-name="ch6">
            <chart:title svg:x="0.338cm" svg:y="9.709cm" chart:style-name="ch7">
              <text:p>Rainfall (mm)</text:p>
            </chart:title>
          </chart:axis>
          <chart:series chart:style-name="ch8" chart:values-cell-range-address="Sheet1.C2:Sheet1.C16" chart:label-cell-address="Sheet1.C1:Sheet1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m B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6</svg:desc>
                </draw:g>
              </table:table-cell>
              <table:table-cell office:value-type="float" office:value="1">
                <text:p>1</text:p>
                <draw:g>
                  <svg:desc>Sheet1.C2:Sheet1.C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